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>
            <text:p>ob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2008: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08: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08: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07: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07: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07: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07: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06: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06: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06:2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0">11/20/2008</text:date>, <text:time>13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1-20T13:47:34</dc:date>
    <dc:creator>Allin Cottrell</dc:creator>
    <meta:document-statistic meta:table-count="1" meta:cell-count="22" meta:object-count="0"/>
    <meta:generator>OpenOffice.org/3.0$Linux OpenOffice.org_project/300m9$Build-9358</meta:generator>
  </office:meta>
</office:document-meta>
</file>